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</style:style>
    <style:style style:name="P2" style:family="paragraph" style:parent-style-name="List_20_Paragraph" style:list-style-name="WWNum2"/>
    <style:style style:name="P3" style:family="paragraph" style:parent-style-name="Standard">
      <style:paragraph-properties fo:margin-top="0cm" fo:margin-bottom="0.282cm" style:contextual-spacing="false" fo:break-before="pag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1d6d1a" officeooo:paragraph-rsid="001d6d1a" style:font-weight-asian="normal" style:font-weight-complex="normal"/>
    </style:style>
    <style:style style:name="P7" style:family="paragraph" style:parent-style-name="Standard">
      <style:text-properties officeooo:rsid="001d6d1a" officeooo:paragraph-rsid="001d6d1a"/>
    </style:style>
    <style:style style:name="P8" style:family="paragraph" style:parent-style-name="Standard">
      <style:text-properties fo:font-weight="bold" officeooo:paragraph-rsid="001d6d1a" style:font-weight-asian="bold" style:font-weight-complex="bold"/>
    </style:style>
    <style:style style:name="T1" style:family="text">
      <style:text-properties fo:color="#f1a983" loext:opacity="100%" fo:font-size="36pt" fo:letter-spacing="normal" fo:font-weight="bold" style:font-size-asian="36pt" style:font-weight-asian="bold" style:font-size-complex="36pt" style:font-weight-complex="bold">
        <loext:char-complex-color loext:theme-type="accent2" loext:color-type="theme">
          <loext:transformation loext:type="tint" loext:value="4000"/>
        </loext:char-complex-color>
      </style:text-properties>
    </style:style>
    <style:style style:name="T2" style:family="text">
      <style:text-properties style:use-window-font-color="true" loext:opacity="0%" style:font-name="Aptos" fo:font-size="11pt" style:font-name-asian="Aptos1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6d1a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ootstrap: Introducción y Layouts</text:span><text:span text:style-name="T1"/></text:p>
      <text:h text:style-name="Heading_20_1" text:outline-level="1">Bootstrap: Teoría y Práctica</text:h>
      <text:h text:style-name="Heading_20_2" text:outline-level="2">Teoría</text:h>
      <text:h text:style-name="Heading_20_2" text:outline-level="2" loext:marker-style-name="T2"><text:span text:style-name="T2">• Qué es Bootstrap, ventajas y límites. </text:span><text:span text:style-name="T2"/></text:h>
      <text:h text:style-name="Heading_20_2" text:outline-level="2" loext:marker-style-name="T2"><text:span text:style-name="T2">• CDN vs descarga local. </text:span><text:span text:style-name="T2"/></text:h>
      <text:h text:style-name="Heading_20_2" text:outline-level="2" loext:marker-style-name="T2"><text:span text:style-name="T2">• Estructura básica del HTML con Bootstrap. </text:span><text:span text:style-name="T2"/></text:h>
      <text:h text:style-name="Heading_20_2" text:outline-level="2" loext:marker-style-name="T2"><text:span text:style-name="T2">• Contenedores container / container-fluid. </text:span><text:span text:style-name="T2"/></text:h>
      <text:h text:style-name="Heading_20_2" text:outline-level="2" loext:marker-style-name="T2"><text:span text:style-name="T2">• Sistema de 12 columnas. </text:span><text:span text:style-name="T2"/></text:h>
      <text:h text:style-name="Heading_20_2" text:outline-level="2" loext:marker-style-name="T2"><text:span text:style-name="T2">• Breakpoints (sm, md, lg, xl, xxl). </text:span><text:span text:style-name="T2"/></text:h>
      <text:h text:style-name="Heading_20_2" text:outline-level="2" loext:marker-style-name="T2"><text:span text:style-name="T2">• Alineación básica con Flexbox desde Bootstraps (d-flex, justify-*, align-*).</text:span><text:span text:style-name="T2"/></text:h>
      <text:h text:style-name="Heading_20_2" text:outline-level="2">Práctica</text:h>
      <text:list text:style-name="WWNum2">
        <text:list-item>
          <text:p text:style-name="P2">Dibuja un layout primero en papel.</text:p>
        </text:list-item>
        <text:list-item>
          <text:p text:style-name="P2">Conviértelo a Bootstrap usando solo HTML básico.</text:p>
        </text:list-item>
      </text:list>
      <text:p text:style-name="Standard"/>
      <text:p text:style-name="P3">TEORÍA</text:p>
      <text:p text:style-name="Standard" loext:marker-style-name="T3"><text:span text:style-name="T3">¿Qué es Bootstrap? Ventajas y Límites</text:span><text:span text:style-name="T3"/></text:p>
      <text:p text:style-name="Standard">Bootstrap es un framework de código abierto para diseño web que facilita la creación de sitios y aplicaciones web responsivas</text:p>
      <text:p text:style-name="P4" loext:marker-style-name="T3">CDN vs Descarga Local</text:p>
      <text:p text:style-name="P5"><text:span text:style-name="T4">CND e</text:span>s la forma de usar el framework de desarrollo web Bootstrap a través de una Red de Entrega de Contenido (CDN). Esto significa que en lugar de descargar los archivos de Bootstrap a tu propio servidor, los enlazas desde una red de servidores distribuidos geográficamente que ofrecen los archivos rápidamente y desde la ubicación más cercana al usuario. Usar una CDN mejora la velocidad de carga de la página y reduce la carga en tu servidor. </text:p>
      <text:p text:style-name="P6">Con la descarga local, el proceso es bajar los archivos de bootstrap a nuestros equipos y no depender de una conexión a internet.</text:p>
      <text:p text:style-name="Standard" loext:marker-style-name="T3"><text:span text:style-name="T3">Estructura Básica del HTML con Bootstrap</text:span></text:p>
      <text:p text:style-name="Standard">Para usar Bootstrap, debes incluir el <text:span text:style-name="T3">CSS</text:span> de Bootstrap dentro de la etiqueta &lt;head&gt; y su <text:span text:style-name="T3">JavaScript</text:span> (si lo necesitas) justo antes de cerrar la etiqueta &lt;/body&gt;.</text:p>
      <text:p text:style-name="Standard">HTML</text:p>
      <text:p text:style-name="Standard">&lt;!DOCTYPE html&gt;</text:p>
      <text:p text:style-name="Standard">&lt;html lang="es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 Web con Bootstrap&lt;/title&gt;</text:p>
      <text:p text:style-name="Standard"><text:s text:c="4"/>&lt;link href="https://cdn.jsdelivr.net/npm/bootstrap@5.3.3/dist/css/bootstrap.min.css" rel="stylesheet" integrity="..." crossorigin="anonymous"&gt;</text:p>
      <text:p text:style-name="Standard">&lt;/head&gt;</text:p>
      <text:p text:style-name="Standard">&lt;body&gt;</text:p>
      <text:p text:style-name="Standard"/>
      <text:p text:style-name="Standard"><text:s text:c="4"/>&lt;h1&gt;Hola Mundo con Bootstrap&lt;/h1&gt;</text:p>
      <text:p text:style-name="Standard"/>
      <text:p text:style-name="Standard"><text:soft-page-break/><text:s text:c="4"/>&lt;script src="https://cdn.jsdelivr.net/npm/bootstrap@5.3.3/dist/js/bootstrap.bundle.min.js" integrity="..." crossorigin="anonymous"&gt;&lt;/script&gt;</text:p>
      <text:p text:style-name="Standard">&lt;/body&gt;</text:p>
      <text:p text:style-name="Standard">&lt;/html&gt;</text:p>
      <text:p text:style-name="Standard" loext:marker-style-name="T3"><text:span text:style-name="T3">Contenedores container / container-fluid</text:span><text:span text:style-name="T3"/></text:p>
      <text:p text:style-name="P7"><text:span text:style-name="T5">container</text:span> crea un contenedor de ancho fijo que se centra y tiene márgenes laterales en función del tamaño de la pantalla. Por otro lado, <text:span text:style-name="T5">container-fluid</text:span> crea un contenedor que ocupa el 100% del ancho en cualquier tamaño de pantalla, por lo que se expande hasta los bordes.</text:p>
      <text:p text:style-name="Standard" loext:marker-style-name="T3"><text:span text:style-name="T3">Sistema de 12 Columnas (Grid)</text:span><text:span text:style-name="T3"/></text:p>
      <text:p text:style-name="P7">Es un sistema responsive que divide el ancho disponible de la página en 12 columnas flexibles, con el objetivo de organizar el contenido a diferentes tamaños de pantalla.</text:p>
      <text:p text:style-name="P8">Breakpoints (Puntos de Ruptura)</text:p>
      <text:p text:style-name="P7">Los breakpoints son los diferentes anchos de pantalla predeterminados de tu web.</text:p>
      <text:p text:style-name="Standard" loext:marker-style-name="T3"><text:span text:style-name="T3">Alineación Básica con Flexbox</text:span><text:span text:style-name="T3"/></text:p>
      <text:p text:style-name="Standard">Flexbox alinea elementos en un contenedor mediante display: flex, y luego usa justify-content para la alineación en el eje principal (horizontal por defecto) y align-items para el eje transversal (vertical por defecto). Para centrar elementos, se aplica justify-content: center y align-items: center al contenedor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es" fo:country="ES" style:letter-kerning="true" style:font-name-asian="Aptos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padding-left="0.388cm" fo:padding-right="0cm" fo:padding-top="0cm" fo:padding-bottom="0cm" fo:border-left="1.5pt solid #156082" fo:border-right="none" fo:border-top="none" fo:border-bottom="none">
        <style:tab-stops>
          <style:tab-stop style:position="1.097cm"/>
        </style:tab-stops>
      </style:paragraph-properties>
    </style:style>
    <style:style style:name="MT1" style:family="text">
      <style:text-properties fo:color="#0f4761" loext:opacity="100%" style:font-name="Aptos Display" fo:font-size="13pt" style:font-name-asian="F" style:font-size-asian="13pt" style:font-name-complex="Times New Roman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2º DAW -- DIW<text:tab/><text:tab/>Jonás Pérez</text:p>
      </style:header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nás Pérez Cuenca</meta:initial-creator>
    <meta:editing-cycles>2</meta:editing-cycles>
    <meta:creation-date>2025-11-27T08:02:00</meta:creation-date>
    <dc:date>2025-12-01T09:35:25.038133430</dc:date>
    <meta:editing-duration>PT40M19S</meta:editing-duration>
    <meta:generator>LibreOffice/25.8.3.2$Linux_X86_64 LibreOffice_project/580$Build-2</meta:generator>
    <meta:document-statistic meta:table-count="0" meta:image-count="0" meta:object-count="0" meta:page-count="3" meta:paragraph-count="45" meta:word-count="423" meta:character-count="2941" meta:non-whitespace-character-count="2532"/>
    <meta:user-defined meta:name="AppVersion">16.0000</meta:user-defined>
    <meta:template xlink:type="simple" xlink:actuate="onRequest" xlink:title="Normal.dotm" xlink:href=""/>
  </office:meta>
</office:document-meta>
</file>